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0.262cm"/>
    </style:style>
    <style:style style:name="gr2" style:family="graphic" style:parent-style-name="measure" style:list-style-name="L1">
      <style:graphic-properties draw:textarea-vertical-align="middle" draw:line-distance="0.68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24cm" svg:height="2.032cm" svg:x="6.08cm" svg:y="10.779cm">
          <text:p text:style-name="P1">Tx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1.524cm" svg:height="2.032cm" svg:x="9.128cm" svg:y="10.779cm">
          <text:p text:style-name="P1">Rx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2" draw:text-style-name="P2" draw:layer="measurelines" svg:x1="9.89cm" svg:y1="12.811cm" svg:x2="6.842cm" svg:y2="12.811cm">
          <text:p text:style-name="P2">d<text:measure text:kind="gap"/></text:p>
        </draw:measure>
        <draw:connector draw:style-name="gr3" draw:text-style-name="P1" draw:layer="layout" svg:x1="14.081cm" svg:y1="7.604cm" svg:x2="14.081cm" svg:y2="7.604cm" svg:d="M14081 7604z" svg:viewBox="0 0 1 1">
          <text:p/>
        </draw:connector>
        <draw:g>
          <draw:custom-shape draw:style-name="gr4" draw:text-style-name="P1" draw:layer="layout" svg:width="4.572cm" svg:height="3.556cm" svg:x="6.064cm" svg:y="5.89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.572cm" svg:height="1.778cm" svg:x="6.064cm" svg:y="5.8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572cm" svg:height="0.762cm" svg:x="6.064cm" svg:y="8.693cm">
            <text:p text:style-name="P3"><text:span text:style-name="T1">RF Sweep Synthesiz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905cm" svg:height="1.27cm" svg:x="6.318cm" svg:y="6.1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1" draw:id="id1" draw:layer="layout" svg:width="0.254cm" svg:height="0.254cm" svg:x="6.572cm" svg:y="8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3" draw:id="id3" draw:layer="layout" svg:width="0.254cm" svg:height="0.254cm" svg:x="9.874cm" svg:y="8.0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4" draw:layer="layout" svg:width="1.34cm" svg:height="0.763cm" svg:x="6.699cm" svg:y="7.804cm">
            <draw:text-box>
              <text:p><text:span text:style-name="T2">Ch1</text:span></text:p>
            </draw:text-box>
          </draw:frame>
          <draw:frame draw:style-name="gr9" draw:text-style-name="P4" draw:layer="layout" svg:width="1.34cm" svg:height="0.763cm" svg:x="8.661cm" svg:y="7.804cm">
            <draw:text-box>
              <text:p><text:span text:style-name="T2">Ch2</text:span></text:p>
            </draw:text-box>
          </draw:frame>
        </draw:g>
        <draw:frame draw:style-name="gr9" draw:layer="layout" svg:width="1.806cm" svg:height="0.962cm" svg:x="7.576cm" svg:y="5.064cm">
          <draw:text-box>
            <text:p>VNA</text:p>
          </draw:text-box>
        </draw:frame>
        <draw:frame draw:style-name="gr9" draw:layer="layout" svg:width="2.826cm" svg:height="0.962cm" svg:x="6.937cm" svg:y="10.833cm">
          <draw:text-box>
            <text:p>Antenas</text:p>
          </draw:text-box>
        </draw:frame>
        <draw:connector draw:style-name="gr10" draw:text-style-name="P1" draw:layer="layout" draw:type="curve" draw:line-skew="-0.327cm 0.886cm" svg:x1="6.572cm" svg:y1="8.185cm" svg:x2="6.842cm" svg:y2="10.779cm" draw:start-shape="id1" draw:start-glue-point="6" draw:end-shape="id2" draw:end-glue-point="4" svg:d="M6572 8185c-1242 0-1035 1123-657 1642s927 432 927 952" svg:viewBox="0 0 1219 2595">
          <text:p/>
        </draw:connector>
        <draw:connector draw:style-name="gr10" draw:text-style-name="P1" draw:layer="layout" draw:type="curve" draw:line-skew="0.315cm 0.831cm" svg:x1="10.128cm" svg:y1="8.185cm" svg:x2="9.89cm" svg:y2="10.779cm" draw:start-shape="id3" draw:start-glue-point="10" draw:end-shape="id4" draw:end-glue-point="4" svg:d="M10128 8185c1225 0 1022 1096 656 1594s-894 397-894 1000" svg:viewBox="0 0 1176 25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7T14:16:56.207163945</meta:creation-date>
    <dc:date>2017-04-17T14:25:59.158731496</dc:date>
    <dc:creator>Francisco Soler</dc:creator>
    <meta:editing-duration>PT9M</meta:editing-duration>
    <meta:editing-cycles>5</meta:editing-cycles>
    <meta:generator>LibreOffice/4.3.3.2$Linux_X86_64 LibreOffice_project/430m0$Build-2</meta:generator>
    <meta:document-statistic meta:object-count="17"/>
  </office:meta>
</office:document-meta>
</file>